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4-09-28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4-04-16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3-10-1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2-03-30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0822" calcext:value-type="float">
            <text:p>61.440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5863225807" calcext:value-type="float">
            <text:p>61.435586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17008" calcext:value-type="float">
            <text:p>61.46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77667096774" calcext:value-type="float">
            <text:p>61.47776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78704" calcext:value-type="float">
            <text:p>61.49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24745806452" calcext:value-type="float">
            <text:p>61.512474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8358" calcext:value-type="float">
            <text:p>61.538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0976" calcext:value-type="float">
            <text:p>61.56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1494193548" calcext:value-type="float">
            <text:p>61.59014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71488" calcext:value-type="float">
            <text:p>61.61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63899354839" calcext:value-type="float">
            <text:p>61.64638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4422068966" calcext:value-type="float">
            <text:p>61.673442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8431483871" calcext:value-type="float">
            <text:p>61.70843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18611612903" calcext:value-type="float">
            <text:p>61.74186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0340645161" calcext:value-type="float">
            <text:p>61.76103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49553548387" calcext:value-type="float">
            <text:p>61.794955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77072" calcext:value-type="float">
            <text:p>61.81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57881290323" calcext:value-type="float">
            <text:p>61.845788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9119483871" calcext:value-type="float">
            <text:p>61.87911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9104" calcext:value-type="float">
            <text:p>61.9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1083870968" calcext:value-type="float">
            <text:p>61.95010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2456516129" calcext:value-type="float">
            <text:p>61.98245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72916129032" calcext:value-type="float">
            <text:p>62.02729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71013333333" calcext:value-type="float">
            <text:p>62.06710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6444" calcext:value-type="float">
            <text:p>62.22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1368516129" calcext:value-type="float">
            <text:p>62.42136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22144" calcext:value-type="float">
            <text:p>62.47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50294193548" calcext:value-type="float">
            <text:p>62.53502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93737142857" calcext:value-type="float">
            <text:p>62.589373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68510967742" calcext:value-type="float">
            <text:p>62.656851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1540645161" calcext:value-type="float">
            <text:p>62.72115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4136774194" calcext:value-type="float">
            <text:p>62.77041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62609032258" calcext:value-type="float">
            <text:p>62.826260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79616" calcext:value-type="float">
            <text:p>62.88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18188387097" calcext:value-type="float">
            <text:p>62.951818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50691612903" calcext:value-type="float">
            <text:p>63.02506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3252" calcext:value-type="float">
            <text:p>63.10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7707" calcext:value-type="float">
            <text:p>63.1877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0144" calcext:value-type="float">
            <text:p>63.28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011325" calcext:value-type="float">
            <text:p>63.39011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94194285714" calcext:value-type="float">
            <text:p>63.499419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2660645161" calcext:value-type="float">
            <text:p>63.61726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9588" calcext:value-type="float">
            <text:p>63.75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78504" calcext:value-type="float">
            <text:p>63.877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31708387097" calcext:value-type="float">
            <text:p>63.863170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5184" calcext:value-type="float">
            <text:p>63.7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10023225806" calcext:value-type="float">
            <text:p>63.621002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16214193548" calcext:value-type="float">
            <text:p>63.46162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85042580645" calcext:value-type="float">
            <text:p>63.29850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9132" calcext:value-type="float">
            <text:p>63.15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8408" calcext:value-type="float">
            <text:p>62.96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60758709678" calcext:value-type="float">
            <text:p>62.796075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88151724138" calcext:value-type="float">
            <text:p>62.778815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2683870968" calcext:value-type="float">
            <text:p>62.84926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748525" calcext:value-type="float">
            <text:p>62.93748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4312" calcext:value-type="float">
            <text:p>63.03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68735483871" calcext:value-type="float">
            <text:p>63.1068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66304" calcext:value-type="float">
            <text:p>63.00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5104" calcext:value-type="float">
            <text:p>62.93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98872258065" calcext:value-type="float">
            <text:p>62.859887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26456" calcext:value-type="float">
            <text:p>62.77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8846451613" calcext:value-type="float">
            <text:p>62.654884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55312" calcext:value-type="float">
            <text:p>62.69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12929032258" calcext:value-type="float">
            <text:p>62.70129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5582857143" calcext:value-type="float">
            <text:p>62.596558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8632" calcext:value-type="float">
            <text:p>62.9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98967272727" calcext:value-type="float">
            <text:p>61.449896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1063225807" calcext:value-type="float">
            <text:p>61.405106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93768" calcext:value-type="float">
            <text:p>61.40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9392" calcext:value-type="float">
            <text:p>61.51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408175" calcext:value-type="float">
            <text:p>61.61408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294" calcext:value-type="float">
            <text:p>61.62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0534193549" calcext:value-type="float">
            <text:p>61.58405341935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44988387097" calcext:value-type="float">
            <text:p>61.534498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38472" calcext:value-type="float">
            <text:p>61.41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33135483871" calcext:value-type="float">
            <text:p>61.2933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9863225806" calcext:value-type="float">
            <text:p>61.206986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5509677419" calcext:value-type="float">
            <text:p>61.10355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14697142857" calcext:value-type="float">
            <text:p>61.071469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3816774194" calcext:value-type="float">
            <text:p>60.99038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25655" calcext:value-type="float">
            <text:p>60.9125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31448" calcext:value-type="float">
            <text:p>60.823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55411612903" calcext:value-type="float">
            <text:p>60.70554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4268" calcext:value-type="float">
            <text:p>60.56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7076129032" calcext:value-type="float">
            <text:p>60.40270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7886451613" calcext:value-type="float">
            <text:p>60.36278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84567741936" calcext:value-type="float">
            <text:p>60.28845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70516129032" calcext:value-type="float">
            <text:p>60.1070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05936" calcext:value-type="float">
            <text:p>60.070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07127741936" calcext:value-type="float">
            <text:p>60.050712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0276" calcext:value-type="float">
            <text:p>60.120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33094193549" calcext:value-type="float">
            <text:p>60.20330941935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9216" calcext:value-type="float">
            <text:p>60.40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28318709677" calcext:value-type="float">
            <text:p>60.462831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75984" calcext:value-type="float">
            <text:p>60.337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36738064516" calcext:value-type="float">
            <text:p>60.193673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07944" calcext:value-type="float">
            <text:p>60.00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5056516129" calcext:value-type="float">
            <text:p>59.92505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3496774194" calcext:value-type="float">
            <text:p>59.97234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01636129032" calcext:value-type="float">
            <text:p>59.860163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509" calcext:value-type="float">
            <text:p>59.775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773575" calcext:value-type="float">
            <text:p>59.60773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86371612903" calcext:value-type="float">
            <text:p>59.568637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58192" calcext:value-type="float">
            <text:p>59.66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71215483871" calcext:value-type="float">
            <text:p>59.75712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43688" calcext:value-type="float">
            <text:p>59.69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76655483871" calcext:value-type="float">
            <text:p>59.53766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03765" calcext:value-type="float">
            <text:p>59.4003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10576" calcext:value-type="float">
            <text:p>59.21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6756129032" calcext:value-type="float">
            <text:p>59.00367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0471483871" calcext:value-type="float">
            <text:p>58.98047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6136774194" calcext:value-type="float">
            <text:p>59.03661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65544" calcext:value-type="float">
            <text:p>59.096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41264516129" calcext:value-type="float">
            <text:p>59.19412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5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6044" calcext:value-type="float">
            <text:p>51.40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96" meta:object-count="0"/>
    <meta:user-defined meta:name="AppVersion">3.0</meta:user-defined>
  </office:meta>
</office:document-meta>
</file>